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AC6EA0FB.png" manifest:media-type="image/png"/>
  <manifest:file-entry manifest:full-path="Pictures/1000000000000556000003002E18CD2F.png" manifest:media-type="image/png"/>
  <manifest:file-entry manifest:full-path="Pictures/100000000000055600000300A557B6B8.png" manifest:media-type="image/png"/>
  <manifest:file-entry manifest:full-path="Pictures/1000000000000556000003000A158642.png" manifest:media-type="image/png"/>
  <manifest:file-entry manifest:full-path="Pictures/10000000000005560000030034DA01E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-0.261cm" svg:y="13.776cm" svg:width="16.992cm" svg:height="9.259cm" draw:z-index="1"><draw:image xlink:href="Pictures/10000000000005560000030034DA01E7.png" xlink:type="simple" xlink:show="embed" xlink:actuate="onLoad"/></draw:frame><draw:frame draw:style-name="fr1" draw:name="graphics1" text:anchor-type="paragraph" svg:x="-0.175cm" svg:y="1.254cm" svg:width="17.064cm" svg:height="9.084cm" draw:z-index="0"><draw:image xlink:href="Pictures/1000000000000556000003002E18CD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graphics4" text:anchor-type="paragraph" svg:x="0cm" svg:y="10.663cm" svg:width="17cm" svg:height="9.557cm" draw:z-index="3"><draw:image xlink:href="Pictures/1000000000000556000003000A158642.png" xlink:type="simple" xlink:show="embed" xlink:actuate="onLoad"/></draw:frame><draw:frame draw:style-name="fr2" draw:name="graphics3" text:anchor-type="paragraph" svg:width="17cm" svg:height="9.557cm" draw:z-index="2"><draw:image xlink:href="Pictures/100000000000055600000300AC6EA0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5" text:anchor-type="paragraph" svg:width="17cm" svg:height="9.557cm" draw:z-index="4"><draw:image xlink:href="Pictures/100000000000055600000300A557B6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-II-III-06 </meta:initial-creator>
    <meta:creation-date>2016-02-11T13:44:08</meta:creation-date>
    <dc:date>2016-02-11T13:50:15</dc:date>
    <dc:creator>SL-II-III-06 </dc:creator>
    <meta:editing-duration>P0D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3.5$Linux_X86_64 LibreOffice_project/350m1$Build-2</meta:generator>
  </office:meta>
</office:document-meta>
</file>